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" svg:font-family="Arial, sans-serif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3" style:family="paragraph" style:parent-style-name="Standard" style:list-style-name="L2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4" style:family="paragraph" style:parent-style-name="Standard" style:list-style-name="L3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5" style:family="paragraph" style:parent-style-name="Standard" style:list-style-name="L4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6" style:family="paragraph" style:parent-style-name="Standard" style:list-style-name="L5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imes New Roman" fo:font-size="14pt" fo:language="ru" fo:country="RU" style:font-size-asian="12.25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ru" fo:country="RU" style:font-size-asian="12.25pt" style:font-size-complex="14pt"/>
    </style:style>
    <style:style style:name="P9" style:family="paragraph" style:parent-style-name="Standard" style:list-style-name="L6">
      <style:paragraph-properties fo:text-align="justify" style:justify-single-word="false"/>
      <style:text-properties style:font-name="Times New Roman" fo:font-size="14pt" fo:language="ru" fo:country="RU" style:font-size-asian="12.25pt" style:font-size-complex="14pt"/>
    </style:style>
    <style:style style:name="P10" style:family="paragraph" style:parent-style-name="Standard" style:list-style-name="L4">
      <style:paragraph-properties fo:text-align="justify" style:justify-single-word="false"/>
    </style:style>
    <style:style style:name="P11" style:family="paragraph" style:parent-style-name="Standard" style:list-style-name="L3">
      <style:paragraph-properties fo:text-align="justify" style:justify-single-word="false"/>
      <style:text-properties fo:color="#000000"/>
    </style:style>
    <style:style style:name="P12" style:family="paragraph" style:parent-style-name="Standard" style:list-style-name="L3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2.25pt" style:font-size-complex="14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mes New Roman1" fo:font-size="14pt" fo:language="ru" fo:country="RU" style:font-size-asian="14pt" style:font-size-complex="14pt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fo:language="en" fo:country="US" style:font-size-asian="12.25pt" style:font-size-complex="14pt"/>
    </style:style>
    <style:style style:name="T3" style:family="text">
      <style:text-properties fo:font-variant="normal" fo:text-transform="none" style:font-name="Times New Roman" fo:font-size="14pt" fo:letter-spacing="normal" fo:font-style="normal" fo:font-weight="normal" style:font-size-asian="12.25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4339025507595834347" text:style-name="L1">
        <text:list-item>
          <text:p text:style-name="P2">Задача группы:</text:p>
          <text:p text:style-name="P2"><text:span text:style-name="T4">с</text:span>бор данных для задачи, создание модели для поиска тематически близких документов, <text:span text:style-name="T4">создание интерфейса для поиска тематических близких документов к заданному</text:span>, визуализация и оценка полученных результатов</text:p>
        </text:list-item>
        <text:list-item>
          <text:p text:style-name="P2">Исполнители:</text:p>
        </text:list-item>
      </text:list>
      <text:list xml:id="list2649053162508877692" text:style-name="L2">
        <text:list-item>
          <text:list>
            <text:list-item>
              <text:p text:style-name="P3">Ларюшина Юлия</text:p>
            </text:list-item>
            <text:list-item>
              <text:p text:style-name="P3">Шашкин Павел</text:p>
            </text:list-item>
            <text:list-item>
              <text:p text:style-name="P7">Желонкин Дмитрий</text:p>
            </text:list-item>
          </text:list>
        </text:list-item>
      </text:list>
      <text:list xml:id="list38598432" text:continue-list="list4339025507595834347" text:style-name="L1">
        <text:list-item>
          <text:p text:style-name="P2">Используемые библиотеки и программные средства, данные:</text:p>
        </text:list-item>
      </text:list>
      <text:list xml:id="list218228015957837528" text:style-name="L3">
        <text:list-item>
          <text:list>
            <text:list-item>
              <text:p text:style-name="P4">Язык R, <text:span text:style-name="T5">python2</text:span></text:p>
            </text:list-item>
            <text:list-item>
              <text:p text:style-name="P11"><text:span text:style-name="T1">Пакеты </text:span><text:span text:style-name="T2">R</text:span><text:span text:style-name="T1">: magrittr, dplyr, quanteda, tidyr, stm, lubridate, stmCorrViz, LDAvis, </text:span><text:span text:style-name="T3">aRxiv, pdftools, parallel, rplos</text:span></text:p>
            </text:list-item>
            <text:list-item>
              <text:p text:style-name="P13">Библиотеки python: nltk, gensim, numpy, pandas, scipy</text:p>
            </text:list-item>
            <text:list-item>
              <text:p text:style-name="P14">Библиотека для мультимодального тематического моделирования bigARTM</text:p>
            </text:list-item>
            <text:list-item>
              <text:p text:style-name="P12">Источники данных: </text:p>
              <text:list>
                <text:list-item>
                  <text:p text:style-name="P11"><text:a xlink:type="simple" xlink:href="https://www.plos.org/" text:style-name="Internet_20_link" text:visited-style-name="Visited_20_Internet_20_Link"><text:span text:style-name="T3">https://www.plos.org/</text:span></text:a></text:p>
                </text:list-item>
                <text:list-item>
                  <text:p text:style-name="P12"><text:a xlink:type="simple" xlink:href="https://arxiv.org/" text:style-name="Internet_20_link" text:visited-style-name="Visited_20_Internet_20_Link">https://arxiv.org/</text:a></text:p>
                </text:list-item>
              </text:list>
            </text:list-item>
          </text:list>
        </text:list-item>
      </text:list>
      <text:list xml:id="list38578495" text:continue-list="list38598432" text:style-name="L1">
        <text:list-item>
          <text:p text:style-name="P2">Решенные подзадачи:</text:p>
          <text:list>
            <text:list-item>
              <text:p text:style-name="P2">Сбор документов для обучения моделей из открытых источников</text:p>
              <text:p text:style-name="P2">Для тренировки модели были собраны данные по медицинской тематике из открытых источников</text:p>
            </text:list-item>
          </text:list>
        </text:list-item>
      </text:list>
      <text:list xml:id="list1609158901895443791" text:style-name="L4">
        <text:list-item>
          <text:list>
            <text:list-item>
              <text:list>
                <text:list-item>
                  <text:p text:style-name="P10"><text:span text:style-name="T1">Для сбора данных из источника arxiv создан скрипт: </text:span><text:a xlink:type="simple" xlink:href="https://github.com/artezio-kseniav/text_summarization/blob/master/data_collection/corpora_getter.R" text:style-name="Internet_20_link" text:visited-style-name="Visited_20_Internet_20_Link"><text:span text:style-name="T1">https://github.com/artezio-kseniav/text_summarization/blob/master/data_collection/corpora_getter.R</text:span></text:a></text:p>
                  <text:p text:style-name="P10"><text:span text:style-name="T1">Д</text:span><text:span text:style-name="T1">анные (статьи + метаданные) могут быть собраны в формате pdf и преобразованы в текст</text:span></text:p>
                </text:list-item>
                <text:list-item>
                  <text:p text:style-name="P5">Для сбора данных из источника plos создан скрипт:</text:p>
                  <text:p text:style-name="P10"><text:a xlink:type="simple" xlink:href="https://github.com/artezio-kseniav/text_summarization/blob/master/data_collection/search_plos_example.R" text:style-name="Internet_20_link" text:visited-style-name="Visited_20_Internet_20_Link"><text:span text:style-name="T1">https://github.com/artezio-kseniav/text_summarization/blob/master/data_collection/search_plos_example.R</text:span></text:a></text:p>
                  <text:p text:style-name="P5">Данные изначально представлены в формате xml и разбиты на необходимые структурные единицы (article, body, abstract + metadata)</text:p>
                </text:list-item>
              </text:list>
            </text:list-item>
          </text:list>
        </text:list-item>
      </text:list>
      <text:list xml:id="list38599854" text:continue-list="list38578495" text:style-name="L1">
        <text:list-item>
          <text:list>
            <text:list-item>
              <text:p text:style-name="P2">Обработка корпуса для построения модели</text:p>
            </text:list-item>
            <text:list-item>
              <text:p text:style-name="P8">Построение мультимодальной тематической модели с использованием <text:span text:style-name="T5">bigARTM</text:span></text:p>
            </text:list-item>
            <text:list-item>
              <text:p text:style-name="P8">Создание интерфейса для взаимодействия с мультимодальной тематической моделью (поиска близких документов)</text:p>
            </text:list-item>
          </text:list>
        </text:list-item>
      </text:list>
      <text:list xml:id="list8404175282173272653" text:style-name="L6">
        <text:list-item>
          <text:list>
            <text:list-item>
              <text:p text:style-name="P9"><text:soft-page-break/>Подробная инструкция по использованию и работе доступна по ссылке: https://github.com/artezio-kseniav/text_summarization/tree/python-topic-modeling/<text:span text:style-name="T5">README.md</text:span></text:p>
            </text:list-item>
          </text:list>
        </text:list-item>
      </text:list>
      <text:list xml:id="list38595135" text:continue-list="list38599854" text:style-name="L1">
        <text:list-item>
          <text:list>
            <text:list-item>
              <text:p text:style-name="P2"><text:span text:style-name="T4">Построение</text:span> <text:span text:style-name="T4">структурированной тематической </text:span>модели для поиска близких документов</text:p>
              <text:p text:style-name="P2">Для обработки корпуса и построения модели был создан функционал: https://github.com/artezio-kseniav/text_summarization/blob/master/topics/plos_stm.R</text:p>
              <text:list>
                <text:list-item>
                  <text:p text:style-name="P2">Для начала средствами библиотек dplyr, tidyr и lubridate данные, собранные с plos, приводятся к виду id + дата_публикации + секция_документа + текст</text:p>
                </text:list-item>
                <text:list-item>
                  <text:p text:style-name="P2">Средствами quanteda осуществляется построение матрицы частот для тренировки модели</text:p>
                </text:list-item>
                <text:list-item>
                  <text:p text:style-name="P2">Производится обучение модели stm, в которой распределение тем зависит не только от секции документа, но и от даты публикации.</text:p>
                </text:list-item>
                <text:list-item>
                  <text:p text:style-name="P2">Полученные темы (topics) визуализируются средствами LDAvis (производится многомерное шкалирование векторов статей) и stmCorrViz (производится иерархическая кластеризация матрицы корреляции тем).</text:p>
                </text:list-item>
              </text:list>
            </text:list-item>
            <text:list-item>
              <text:p text:style-name="P2">Визуализация полученных результатов для формирования представления о собранном корпусе, экспертной оценки выделенных тем и формирования представления о предметной области</text:p>
            </text:list-item>
          </text:list>
        </text:list-item>
      </text:list>
      <text:list xml:id="list2712396088812491790" text:style-name="L5">
        <text:list-item>
          <text:list>
            <text:list-item>
              <text:list>
                <text:list-item>
                  <text:p text:style-name="P6"><text:a xlink:type="simple" xlink:href="https://github.com/artezio-kseniav/text_summarization/blob/master/topics/corrviz.html" text:style-name="Internet_20_link" text:visited-style-name="Visited_20_Internet_20_Link">https://github.com/artezio-kseniav/text_summarization/blob/master/topics/corrviz.html</text:a></text:p>
                </text:list-item>
                <text:list-item>
                  <text:p text:style-name="P6">https://github.com/artezio-kseniav/text_summarization/blob/master/topics/simil.html</text:p>
                </text:list-item>
              </text:list>
            </text:list-item>
          </text:list>
        </text:list-item>
      </text:list>
      <text:list xml:id="list38582902" text:continue-list="list38595135" text:style-name="L1">
        <text:list-item>
          <text:p text:style-name="P2">Нерешенные подзадачи:</text:p>
          <text:list>
            <text:list-item>
              <text:p text:style-name="P2">Создание функционала для взаимодействия с документом в формате pdf</text:p>
            </text:list-item>
            <text:list-item>
              <text:p text:style-name="P2">Создание функционала для обновления внутренней базы статей</text:p>
            </text:list-item>
            <text:list-item>
              <text:p text:style-name="P2">Объединение модуля с модулями других подгрупп</text:p>
            </text:list-item>
          </text:list>
        </text:list-item>
        <text:list-item>
          <text:p text:style-name="P2">Связь с задачами других групп:</text:p>
          <text:p text:style-name="P2">Созданная модель осуществляет сбор поискового корпуса, его обработку и поиск близких документов с точки зрения распределения тем в нём и в документах корпуса. После идентификации близких документов предполагается передача данных на вход модулю, осуществляющему формирование аннотаций (summary) для конечного пользовател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" svg:font-family="Arial, sans-serif"/>
    <style:font-face style:name="OpenSymbol1" svg:font-family="OpenSymbol"/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6T12:53:27.097694901</meta:creation-date>
    <dc:date>2016-10-26T18:41:02.90</dc:date>
    <meta:editing-duration>PT41M41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2" meta:paragraph-count="41" meta:word-count="392" meta:character-count="3389"/>
  </office:meta>
</office:document-meta>
</file>